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20201d" fo:padding="0.0694in" fo:border="none">
        <style:background-image/>
      </style:table-cell-properties>
    </style:style>
    <style:style style:name="P1" style:family="paragraph" style:parent-style-name="Standard">
      <style:paragraph-properties fo:line-height="115%" fo:orphans="0" fo:widows="0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</style:style>
    <style:style style:name="T1" style:family="text">
      <style:text-properties fo:color="#999580" style:font-name="Consolas" fo:background-color="#20201d" loext:char-shading-value="0" style:font-name-asian="Consolas1" style:font-name-complex="Consolas1"/>
    </style:style>
    <style:style style:name="T2" style:family="text">
      <style:text-properties fo:color="#a6a28c" style:font-name="Consolas" fo:background-color="#20201d" loext:char-shading-value="0" style:font-name-asian="Consolas1" style:font-name-complex="Consolas1"/>
    </style:style>
    <style:style style:name="T3" style:family="text">
      <style:text-properties fo:color="#b854d4" style:font-name="Consolas" fo:background-color="#20201d" loext:char-shading-value="0" style:font-name-asian="Consolas1" style:font-name-complex="Consolas1"/>
    </style:style>
    <style:style style:name="T4" style:family="text">
      <style:text-properties fo:color="#b65611" style:font-name="Consolas" fo:background-color="#20201d" loext:char-shading-value="0" style:font-name-asian="Consolas1" style:font-name-complex="Consolas1"/>
    </style:style>
    <style:style style:name="T5" style:family="text">
      <style:text-properties fo:color="#6684e1" style:font-name="Consolas" fo:background-color="#20201d" loext:char-shading-value="0" style:font-name-asian="Consolas1" style:font-name-complex="Consolas1"/>
    </style:style>
    <style:style style:name="T6" style:family="text">
      <style:text-properties fo:color="#60ac39" style:font-name="Consolas" fo:background-color="#20201d" loext:char-shading-value="0" style:font-name-asian="Consolas1" style:font-name-complex="Consola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is is called DeathToGridSearch because with this example you will never have to think about how to manage a large number of classifiers etc simultaneously. <text:s/>You will now be able to run and collect results in a very straightforward manner. <text:s/>#LongLongLiveGridSearch!</text:p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span text:style-name="T1"># Homework 2</text:span><text:span text:style-name="T2"><text:line-break/></text:span><text:span text:style-name="T3">import</text:span><text:span text:style-name="T2"> numpy </text:span><text:span text:style-name="T3">as</text:span><text:span text:style-name="T2"> np<text:line-break/></text:span><text:span text:style-name="T3">from</text:span><text:span text:style-name="T2"> sklearn.metrics </text:span><text:span text:style-name="T3">import</text:span><text:span text:style-name="T2"> accuracy_score </text:span><text:span text:style-name="T1"># other metrics too pls!</text:span><text:span text:style-name="T2"><text:line-break/></text:span><text:span text:style-name="T3">from</text:span><text:span text:style-name="T2"> sklearn.ensemble </text:span><text:span text:style-name="T3">import</text:span><text:span text:style-name="T2"> RandomForestClassifier # more!<text:line-break/></text:span><text:span text:style-name="T3">from</text:span><text:span text:style-name="T2"> sklearn.model_selection </text:span><text:span text:style-name="T3">import</text:span><text:span text:style-name="T2"> KFold<text:line-break/><text:line-break/></text:span><text:span text:style-name="T1"># adapt this code below to run your analysis</text:span><text:span text:style-name="T2"><text:line-break/></text:span><text:span text:style-name="T1"># 1. Write a function to take a list or dictionary of clfs and hypers(i.e. use logistic regression), each with 3 different sets of hyper parameters for each</text:span><text:span text:style-name="T2"><text:line-break/></text:span><text:span text:style-name="T1"># 2. Expand to include larger number of classifiers and hyperparameter settings</text:span><text:span text:style-name="T2"><text:line-break/></text:span><text:span text:style-name="T1"># 3. Find some simple data</text:span><text:span text:style-name="T2"><text:line-break/></text:span><text:span text:style-name="T1"># 4. generate matplotlib plots that will assist in identifying the optimal clf and parampters settings</text:span><text:span text:style-name="T2"><text:line-break/></text:span><text:span text:style-name="T1"># 5. Please set up your code to be run and save the results to the directory that its executed from</text:span><text:span text:style-name="T2"><text:line-break/></text:span><text:span text:style-name="T1"># 6. Investigate grid search function</text:span><text:span text:style-name="T2"><text:line-break/><text:line-break/>M = np.array([[</text:span><text:span text:style-name="T4">1</text:span><text:span text:style-name="T2">,</text:span><text:span text:style-name="T4">2</text:span><text:span text:style-name="T2">],[</text:span><text:span text:style-name="T4">3</text:span><text:span text:style-name="T2">,</text:span><text:span text:style-name="T4">4</text:span><text:span text:style-name="T2">],[</text:span><text:span text:style-name="T4">4</text:span><text:span text:style-name="T2">,</text:span><text:span text:style-name="T4">5</text:span><text:span text:style-name="T2">],[</text:span><text:span text:style-name="T4">4</text:span><text:span text:style-name="T2">,</text:span><text:span text:style-name="T4">5</text:span><text:span text:style-name="T2">],[</text:span><text:span text:style-name="T4">4</text:span><text:span text:style-name="T2">,</text:span><text:span text:style-name="T4">5</text:span><text:span text:style-name="T2">],[</text:span><text:span text:style-name="T4">4</text:span><text:span text:style-name="T2">,</text:span><text:span text:style-name="T4">5</text:span><text:span text:style-name="T2">],[</text:span><text:span text:style-name="T4">4</text:span><text:span text:style-name="T2">,</text:span><text:span text:style-name="T4">5</text:span><text:span text:style-name="T2">],[</text:span><text:span text:style-name="T4">4</text:span><text:span text:style-name="T2">,</text:span><text:span text:style-name="T4">5</text:span><text:span text:style-name="T2">]])<text:line-break/>L = np.ones(M.shape[</text:span><text:span text:style-name="T4">0</text:span><text:span text:style-name="T2">])<text:line-break/>n_folds = </text:span><text:span text:style-name="T4">5</text:span><text:span text:style-name="T2"><text:line-break/><text:line-break/>data = (M, L, n_folds)<text:line-break/><text:line-break/></text:span><text:span text:style-name="T3">def</text:span><text:span text:style-name="T2"> </text:span><text:span text:style-name="T5">run</text:span><text:span text:style-name="T4">(a_clf, data, clf_hyper={})</text:span><text:span text:style-name="T2">:<text:line-break/> <text:s/>M, L, n_folds = data </text:span><text:span text:style-name="T1"># unpack data container</text:span><text:span text:style-name="T2"><text:line-break/> <text:s/>kf = KFold(n_splits=n_folds) </text:span><text:span text:style-name="T1"># Establish the cross validation</text:span><text:span text:style-name="T2"><text:line-break/> <text:s/>ret = {} </text:span><text:span text:style-name="T1"># classic explication of results</text:span><text:span text:style-name="T2"><text:line-break/><text:line-break/> <text:s/></text:span><text:span text:style-name="T3">for</text:span><text:span text:style-name="T2"> ids, (train_index, test_index) </text:span><text:span text:style-name="T3">in</text:span><text:span text:style-name="T2"> enumerate(kf.split(M, L)):<text:line-break/> <text:s text:c="3"/>clf = a_clf(**clf_hyper) </text:span><text:span text:style-name="T1"># unpack parameters into clf is they exist</text:span><text:span text:style-name="T2"><text:line-break/> <text:s text:c="3"/>clf.fit(M[train_index], L[train_index])<text:line-break/> <text:s text:c="3"/>pred = clf.predict(M[test_index])<text:line-break/> <text:s text:c="3"/>ret[ids]= {</text:span><text:span text:style-name="T6">'clf'</text:span><text:span text:style-name="T2">: clf,<text:line-break/> <text:s text:c="14"/></text:span><text:span text:style-name="T6">'train_index'</text:span><text:span text:style-name="T2">: train_index,<text:line-break/></text:span><text:soft-page-break/><text:span text:style-name="T2"> <text:s text:c="14"/></text:span><text:span text:style-name="T6">'test_index'</text:span><text:span text:style-name="T2">: test_index,<text:line-break/> <text:s text:c="14"/></text:span><text:span text:style-name="T6">'accuracy'</text:span><text:span text:style-name="T2">: accuracy_score(L[test_index], pred)}<text:line-break/> <text:s/></text:span><text:span text:style-name="T3">return</text:span><text:span text:style-name="T2"> ret<text:line-break/><text:line-break/>results = run(RandomForestClassifier, data, clf_hyper={})</text:span></text:p>
            <text:p text:style-name="P1">#LongLongLiveGridS#LongLon#LLongLiveGridSearch!gLiveGridSearch!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document-statistic meta:table-count="1" meta:image-count="0" meta:object-count="0" meta:page-count="2" meta:paragraph-count="3" meta:word-count="249" meta:character-count="1867" meta:non-whitespace-character-count="1542"/>
  </office:meta>
</office:document-meta>
</file>